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6C0000008C8B8AF7D062113676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5.7cm" fo:margin-top="0cm" fo:margin-bottom="0cm" table:align="margins"/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A1" style:family="table-cell">
      <style:table-cell-properties fo:background-color="#08453d" fo:padding="0.097cm" fo:border="none">
        <style:background-image/>
      </style:table-cell-properties>
    </style:style>
    <style:style style:name="Table1.A2" style:family="table-cell">
      <style:table-cell-properties fo:background-color="#ede5de" fo:padding="0.097cm" fo:border="none">
        <style:background-image/>
      </style:table-cell-properties>
    </style:style>
    <style:style style:name="Table1.8" style:family="table-row">
      <style:table-row-properties style:min-row-height="0.725cm"/>
    </style:style>
    <style:style style:name="Table5" style:family="table">
      <style:table-properties style:width="5.14cm" table:align="margins" style:may-break-between-rows="false"/>
    </style:style>
    <style:style style:name="Table5.A" style:family="table-column">
      <style:table-column-properties style:column-width="5.14cm" style:rel-column-width="65535*"/>
    </style:style>
    <style:style style:name="Table5.A1" style:family="table-cell">
      <style:table-cell-properties fo:background-color="#bf819e" fo:padding="0.097cm" fo:border="0.05pt solid #000000">
        <style:background-image/>
      </style:table-cell-properties>
    </style:style>
    <style:style style:name="Table6" style:family="table">
      <style:table-properties style:width="5.14cm" table:align="margins"/>
    </style:style>
    <style:style style:name="Table6.A" style:family="table-column">
      <style:table-column-properties style:column-width="5.14cm" style:rel-column-width="65535*"/>
    </style:style>
    <style:style style:name="Table6.A1" style:family="table-cell">
      <style:table-cell-properties fo:padding="0.097cm" fo:border="0.05pt solid #000000"/>
    </style:style>
    <style:style style:name="Table3" style:family="table">
      <style:table-properties style:width="25.7cm" table:align="margins"/>
    </style:style>
    <style:style style:name="Table3.A" style:family="table-column">
      <style:table-column-properties style:column-width="4.815cm" style:rel-column-width="12279*"/>
    </style:style>
    <style:style style:name="Table3.C" style:family="table-column">
      <style:table-column-properties style:column-width="3.212cm" style:rel-column-width="8190*"/>
    </style:style>
    <style:style style:name="Table3.E" style:family="table-column">
      <style:table-column-properties style:column-width="3.214cm" style:rel-column-width="8195*"/>
    </style:style>
    <style:style style:name="Table3.G" style:family="table-column">
      <style:table-column-properties style:column-width="3.219cm" style:rel-column-width="8207*"/>
    </style:style>
    <style:style style:name="Table3.A1" style:family="table-cell">
      <style:table-cell-properties style:vertical-align="middle" fo:background-color="#dde8c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style:vertical-align="middle" fo:background-color="#dde8cb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3.G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25.7cm" fo:break-before="auto" fo:break-after="auto" table:align="margins" style:may-break-between-rows="true"/>
    </style:style>
    <style:style style:name="Table2.A" style:family="table-column">
      <style:table-column-properties style:column-width="4.399cm" style:rel-column-width="11217*"/>
    </style:style>
    <style:style style:name="Table2.B" style:family="table-column">
      <style:table-column-properties style:column-width="2.942cm" style:rel-column-width="7502*"/>
    </style:style>
    <style:style style:name="Table2.C" style:family="table-column">
      <style:table-column-properties style:column-width="3.672cm" style:rel-column-width="9364*"/>
    </style:style>
    <style:style style:name="Table2.D" style:family="table-column">
      <style:table-column-properties style:column-width="3.671cm" style:rel-column-width="9360*"/>
    </style:style>
    <style:style style:name="Table2.G" style:family="table-column">
      <style:table-column-properties style:column-width="3.674cm" style:rel-column-width="9368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08453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style:vertical-align="middle" fo:background-color="#08453d" fo:padding="0.097cm" fo:border="0.05pt solid #000000">
        <style:background-image/>
      </style:table-cell-properties>
    </style:style>
    <style:style style:name="Table2.A2" style:family="table-cell">
      <style:table-cell-properties style:vertical-align="middle" fo:background-color="#08453d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ede5de" fo:padding="0.097cm" fo:border-left="0.05pt solid #000000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middle" fo:background-color="#ede5d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10" style:family="table-cell">
      <style:table-cell-properties style:vertical-align="middle" fo:background-color="#f2c4ab" fo:padding="0.097cm" fo:border-left="0.05pt solid #000000" fo:border-right="none" fo:border-top="none" fo:border-bottom="0.05pt solid #000000">
        <style:background-image/>
      </style:table-cell-properties>
    </style:style>
    <style:style style:name="Table2.G10" style:family="table-cell">
      <style:table-cell-properties style:vertical-align="middle" fo:background-color="#f2c4a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officeooo:rsid="001f6acd" officeooo:paragraph-rsid="001f6acd"/>
    </style:style>
    <style:style style:name="P2" style:family="paragraph" style:parent-style-name="Footer">
      <style:text-properties officeooo:paragraph-rsid="006bc131"/>
    </style:style>
    <style:style style:name="P3" style:family="paragraph" style:parent-style-name="Text_20_body">
      <style:paragraph-properties fo:text-align="center" style:justify-single-word="false"/>
      <style:text-properties fo:color="#08453d" loext:opacity="100%" style:font-name="Arial"/>
    </style:style>
    <style:style style:name="P4" style:family="paragraph" style:parent-style-name="Title">
      <style:text-properties fo:color="#08453d" loext:opacity="100%" style:font-name="Arial" fo:font-weight="normal" officeooo:rsid="00303da8" officeooo:paragraph-rsid="00303da8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color="#08453d" loext:opacity="100%" style:font-name="Arial" fo:font-size="24pt" fo:font-weight="normal" officeooo:rsid="0087e0ad" officeooo:paragraph-rsid="0087e0ad" style:font-name-asian="PingFang SC" style:font-size-asian="24pt" style:font-weight-asian="normal" style:font-name-complex="Arial Unicode MS" style:font-size-complex="2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5pt" officeooo:rsid="000e9993" officeooo:paragraph-rsid="0000724a" style:font-size-asian="25pt" style:font-size-complex="25pt"/>
    </style:style>
    <style:style style:name="P7" style:family="paragraph" style:parent-style-name="Subtitle">
      <style:text-properties style:font-name="Arial" officeooo:rsid="002d8a19" officeooo:paragraph-rsid="002d8a19"/>
    </style:style>
    <style:style style:name="P8" style:family="paragraph" style:parent-style-name="Subtitle">
      <style:text-properties style:font-name="Arial"/>
    </style:style>
    <style:style style:name="P9" style:family="paragraph" style:parent-style-name="Subtitle">
      <style:text-properties style:font-name="Arial" officeooo:paragraph-rsid="00330027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4.1000003814697pt" officeooo:rsid="00108cbd" officeooo:paragraph-rsid="002bcfc5" style:font-name-asian="PingFang SC" style:font-size-asian="14.1000003814697pt" style:font-name-complex="Arial Unicode MS" style:font-size-complex="14.1000003814697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4.1000003814697pt" officeooo:rsid="00108cbd" officeooo:paragraph-rsid="001c824e" style:font-name-asian="PingFang SC" style:font-size-asian="14.1000003814697pt" style:font-name-complex="Arial Unicode MS" style:font-size-complex="14.1000003814697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4.1000003814697pt" officeooo:rsid="00108cbd" officeooo:paragraph-rsid="001b4191" style:font-name-asian="PingFang SC" style:font-size-asian="14.1000003814697pt" style:font-name-complex="Arial Unicode MS" style:font-size-complex="14.1000003814697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4.1000003814697pt" officeooo:rsid="008d429e" officeooo:paragraph-rsid="008d429e" style:font-name-asian="PingFang SC" style:font-size-asian="14.1000003814697pt" style:font-name-complex="Arial Unicode MS" style:font-size-complex="14.1000003814697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4.1000003814697pt" officeooo:rsid="008d429e" officeooo:paragraph-rsid="008f4a03" style:font-name-asian="PingFang SC" style:font-size-asian="14.1000003814697pt" style:font-name-complex="Arial Unicode MS" style:font-size-complex="14.1000003814697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4.1000003814697pt" officeooo:rsid="008d429e" officeooo:paragraph-rsid="00a87048" style:font-name-asian="PingFang SC" style:font-size-asian="14.1000003814697pt" style:font-name-complex="Arial Unicode MS" style:font-size-complex="14.1000003814697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4.1000003814697pt" officeooo:rsid="008d429e" officeooo:paragraph-rsid="00acfa59" style:font-name-asian="PingFang SC" style:font-size-asian="14.1000003814697pt" style:font-name-complex="Arial Unicode MS" style:font-size-complex="14.1000003814697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4.1000003814697pt" officeooo:rsid="008dd2eb" officeooo:paragraph-rsid="008dd2eb" style:font-name-asian="PingFang SC" style:font-size-asian="14.1000003814697pt" style:font-name-complex="Arial Unicode MS" style:font-size-complex="14.1000003814697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4.1000003814697pt" officeooo:rsid="008dd2eb" officeooo:paragraph-rsid="0097e753" style:font-name-asian="PingFang SC" style:font-size-asian="14.1000003814697pt" style:font-name-complex="Arial Unicode MS" style:font-size-complex="14.1000003814697pt"/>
    </style:style>
    <style:style style:name="P19" style:family="paragraph" style:parent-style-name="Text_20_body">
      <style:paragraph-properties fo:text-align="center" style:justify-single-word="false"/>
      <style:text-properties style:font-name="Arial" officeooo:paragraph-rsid="00218a95"/>
    </style:style>
    <style:style style:name="P20" style:family="paragraph" style:parent-style-name="Text_20_body">
      <style:text-properties style:font-name="Arial" officeooo:paragraph-rsid="0003812a"/>
    </style:style>
    <style:style style:name="P21" style:family="paragraph" style:parent-style-name="Subtitle">
      <style:text-properties style:font-name="Arial" officeooo:paragraph-rsid="00764d8a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24pt" officeooo:rsid="006bc131" officeooo:paragraph-rsid="008dd2eb" style:font-name-asian="PingFang SC" style:font-size-asian="24pt" style:font-name-complex="Arial Unicode MS" style:font-size-complex="24pt"/>
    </style:style>
    <style:style style:name="P23" style:family="paragraph" style:parent-style-name="Text_20_body">
      <style:text-properties style:font-name="Arial"/>
    </style:style>
    <style:style style:name="P24" style:family="paragraph" style:parent-style-name="Text_20_body">
      <style:text-properties style:font-name="Arial" officeooo:rsid="00832317"/>
    </style:style>
    <style:style style:name="P25" style:family="paragraph" style:parent-style-name="Text_20_body">
      <style:text-properties style:font-name="Arial" officeooo:rsid="00a431cc" officeooo:paragraph-rsid="00a431cc"/>
    </style:style>
    <style:style style:name="P26" style:family="paragraph" style:parent-style-name="Text_20_body">
      <style:text-properties style:font-name="Arial" officeooo:rsid="00ba106f" officeooo:paragraph-rsid="00ba106f"/>
    </style:style>
    <style:style style:name="P27" style:family="paragraph" style:parent-style-name="Standard">
      <style:paragraph-properties fo:text-align="center" style:justify-single-word="false"/>
      <style:text-properties fo:font-variant="normal" fo:text-transform="none" style:font-name="Arial" fo:letter-spacing="normal" fo:font-style="normal" fo:font-weight="normal" officeooo:rsid="0000724a" officeooo:paragraph-rsid="0000724a"/>
    </style:style>
    <style:style style:name="P28" style:family="paragraph" style:parent-style-name="Standard">
      <style:paragraph-properties fo:text-align="center" style:justify-single-word="false"/>
      <style:text-properties fo:font-variant="normal" fo:text-transform="none" style:font-name="Arial" fo:font-size="25pt" fo:letter-spacing="normal" fo:font-style="normal" fo:font-weight="normal" officeooo:rsid="0000724a" officeooo:paragraph-rsid="0000724a" style:font-size-asian="25pt" style:font-size-complex="25pt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style:font-name="Arial" fo:font-size="25pt" fo:letter-spacing="normal" fo:font-style="normal" fo:font-weight="normal" officeooo:rsid="0001760e" officeooo:paragraph-rsid="000e9993" style:font-size-asian="25pt" style:font-size-complex="25pt"/>
    </style:style>
    <style:style style:name="P30" style:family="paragraph" style:parent-style-name="Subtitle">
      <style:text-properties fo:color="#ede5de" loext:opacity="100%" style:font-name="Arial"/>
    </style:style>
    <style:style style:name="P31" style:family="paragraph" style:parent-style-name="Subtitle">
      <style:text-properties fo:color="#ede5de" loext:opacity="100%" style:font-name="Arial" officeooo:paragraph-rsid="00330027"/>
    </style:style>
    <style:style style:name="P32" style:family="paragraph" style:parent-style-name="Table_20_Contents">
      <style:paragraph-properties fo:text-align="center" style:justify-single-word="false"/>
      <style:text-properties fo:color="#ede5de" loext:opacity="100%" style:font-name="Arial" fo:font-size="14.1000003814697pt" officeooo:rsid="000bd1ea" officeooo:paragraph-rsid="000bd1ea" style:font-name-asian="PingFang SC" style:font-size-asian="14.1000003814697pt" style:font-name-complex="Arial Unicode MS" style:font-size-complex="14.1000003814697pt"/>
    </style:style>
    <style:style style:name="P33" style:family="paragraph" style:parent-style-name="Table_20_Contents">
      <style:paragraph-properties fo:text-align="center" style:justify-single-word="false"/>
      <style:text-properties fo:color="#ede5de" loext:opacity="100%" style:font-name="Arial" fo:font-size="14.1000003814697pt" officeooo:rsid="001c85eb" officeooo:paragraph-rsid="001c85eb" style:font-name-asian="PingFang SC" style:font-size-asian="14.1000003814697pt" style:font-name-complex="Arial Unicode MS" style:font-size-complex="14.1000003814697pt"/>
    </style:style>
    <style:style style:name="P34" style:family="paragraph" style:parent-style-name="Table_20_Contents">
      <style:paragraph-properties fo:text-align="center" style:justify-single-word="false"/>
      <style:text-properties fo:color="#ede5de" loext:opacity="100%" style:font-name="Arial" fo:font-size="14.1000003814697pt" style:font-name-asian="PingFang SC" style:font-size-asian="14.1000003814697pt" style:font-name-complex="Arial Unicode MS" style:font-size-complex="14.1000003814697pt"/>
    </style:style>
    <style:style style:name="P35" style:family="paragraph" style:parent-style-name="Table_20_Contents">
      <style:paragraph-properties fo:text-align="center" style:justify-single-word="false"/>
      <style:text-properties fo:color="#ede5de" loext:opacity="100%" style:font-name="Arial" officeooo:paragraph-rsid="00448e81"/>
    </style:style>
    <style:style style:name="P36" style:family="paragraph" style:parent-style-name="Subtitle">
      <style:text-properties fo:color="#ede5de" loext:opacity="100%" style:font-name="Arial" officeooo:paragraph-rsid="00772dfd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font-name="Arial" fo:font-size="14.1000003814697pt" officeooo:rsid="00108cbd" officeooo:paragraph-rsid="00393b68" style:font-name-asian="PingFang SC" style:font-size-asian="14.1000003814697pt" style:font-name-complex="Arial Unicode MS" style:font-size-complex="14.1000003814697pt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font-name="Arial" fo:font-size="14.1000003814697pt" officeooo:rsid="000bd1ea" officeooo:paragraph-rsid="000bd1ea" style:font-name-asian="PingFang SC" style:font-size-asian="14.1000003814697pt" style:font-name-complex="Arial Unicode MS" style:font-size-complex="14.1000003814697pt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font-name="Arial" fo:font-size="14.1000003814697pt" style:font-name-asian="PingFang SC" style:font-size-asian="14.1000003814697pt" style:font-name-complex="Arial Unicode MS" style:font-size-complex="14.1000003814697pt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font-name="Arial" fo:font-size="14.1000003814697pt" officeooo:rsid="008dd2eb" officeooo:paragraph-rsid="00984ae7" style:font-name-asian="PingFang SC" style:font-size-asian="14.1000003814697pt" style:font-name-complex="Arial Unicode MS" style:font-size-complex="14.1000003814697pt"/>
    </style:style>
    <style:style style:name="P41" style:family="paragraph" style:parent-style-name="Subtitle">
      <style:text-properties fo:color="#000000" loext:opacity="100%" style:font-name="Arial" officeooo:paragraph-rsid="0079b97b"/>
    </style:style>
    <style:style style:name="P42" style:family="paragraph" style:parent-style-name="Subtitle">
      <style:text-properties fo:color="#000000" loext:opacity="100%" style:font-name="Arial" officeooo:paragraph-rsid="007d903f"/>
    </style:style>
    <style:style style:name="P43" style:family="paragraph" style:parent-style-name="Subtitle">
      <style:text-properties fo:color="#ffffff" loext:opacity="100%" style:font-name="Arial" officeooo:paragraph-rsid="0079b97b"/>
    </style:style>
    <style:style style:name="P44" style:family="paragraph" style:parent-style-name="Text_20_body">
      <style:paragraph-properties fo:text-align="center" style:justify-single-word="false"/>
      <style:text-properties officeooo:paragraph-rsid="0087e0ad"/>
    </style:style>
    <style:style style:name="P45" style:family="paragraph" style:parent-style-name="Table_20_Contents">
      <style:paragraph-properties fo:text-align="center" style:justify-single-word="false"/>
      <style:text-properties officeooo:rsid="00b9a821" officeooo:paragraph-rsid="00b9a821"/>
    </style:style>
    <style:style style:name="P46" style:family="paragraph" style:parent-style-name="Table_20_Contents">
      <style:paragraph-properties fo:text-align="center" style:justify-single-word="false"/>
      <style:text-properties officeooo:rsid="00b9a821" officeooo:paragraph-rsid="00caae9d"/>
    </style:style>
    <style:style style:name="P47" style:family="paragraph" style:parent-style-name="Text_20_body">
      <style:paragraph-properties fo:text-align="center" style:justify-single-word="false"/>
      <style:text-properties fo:color="#08453d" loext:opacity="100%" style:font-name="Arial" fo:font-size="24pt" fo:font-weight="normal" officeooo:rsid="0087e0ad" officeooo:paragraph-rsid="0087e0ad" style:font-name-asian="PingFang SC" style:font-size-asian="24pt" style:font-weight-asian="normal" style:font-name-complex="Arial Unicode MS" style:font-size-complex="24pt" style:font-weight-complex="normal"/>
    </style:style>
    <style:style style:name="P48" style:family="paragraph" style:parent-style-name="Heading_20_1">
      <style:paragraph-properties fo:text-align="center" style:justify-single-word="false" fo:break-before="page"/>
      <style:text-properties fo:color="#08453d" loext:opacity="100%" style:font-name="Arial" fo:font-size="24pt" fo:font-weight="normal" style:font-size-asian="24pt" style:font-weight-asian="normal" style:font-size-complex="24pt" style:font-weight-complex="normal"/>
    </style:style>
    <style:style style:name="P49" style:family="paragraph" style:parent-style-name="Heading_20_1" style:list-style-name="">
      <style:paragraph-properties fo:text-align="center" style:justify-single-word="false"/>
      <style:text-properties fo:color="#08453d" loext:opacity="100%" style:font-name="Arial" fo:font-size="24pt" fo:font-weight="normal" officeooo:paragraph-rsid="00218a95" style:font-size-asian="24pt" style:font-weight-asian="normal" style:font-size-complex="24pt" style:font-weight-complex="normal"/>
    </style:style>
    <style:style style:name="P50" style:family="paragraph" style:parent-style-name="Heading_20_1">
      <style:paragraph-properties fo:text-align="center" style:justify-single-word="false" fo:break-before="page"/>
      <style:text-properties fo:color="#08453d" loext:opacity="100%" style:font-name="Arial" fo:font-size="24pt" fo:font-weight="normal" officeooo:paragraph-rsid="00218a95" style:font-size-asian="24pt" style:font-weight-asian="normal" style:font-size-complex="24pt" style:font-weight-complex="normal"/>
    </style:style>
    <style:style style:name="P51" style:family="paragraph" style:parent-style-name="Heading_20_1">
      <style:paragraph-properties fo:text-align="center" style:justify-single-word="false" fo:break-before="page"/>
      <style:text-properties fo:color="#08453d" loext:opacity="100%" style:font-name="Arial" fo:font-size="24pt" fo:font-weight="normal" officeooo:rsid="0087e0ad" officeooo:paragraph-rsid="0087e0ad" style:font-name-asian="PingFang SC" style:font-size-asian="24pt" style:font-weight-asian="normal" style:font-name-complex="Arial Unicode MS" style:font-size-complex="24pt" style:font-weight-complex="normal"/>
    </style:style>
    <style:style style:name="P52" style:family="paragraph" style:parent-style-name="Heading_20_3">
      <style:text-properties style:font-name="Arial" officeooo:rsid="0003812a" officeooo:paragraph-rsid="0009d471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4.1000003814697pt" officeooo:rsid="00108cbd" officeooo:paragraph-rsid="00d099b3" style:font-name-asian="PingFang SC" style:font-size-asian="14.1000003814697pt" style:font-name-complex="Arial Unicode MS" style:font-size-complex="14.1000003814697pt"/>
    </style:style>
    <style:style style:name="T1" style:family="text">
      <style:text-properties officeooo:rsid="0010a398"/>
    </style:style>
    <style:style style:name="T2" style:family="text">
      <style:text-properties officeooo:rsid="001b4191"/>
    </style:style>
    <style:style style:name="T3" style:family="text">
      <style:text-properties officeooo:rsid="00218a95"/>
    </style:style>
    <style:style style:name="T4" style:family="text">
      <style:text-properties officeooo:rsid="00265cc7"/>
    </style:style>
    <style:style style:name="T5" style:family="text">
      <style:text-properties officeooo:rsid="002bcfc5"/>
    </style:style>
    <style:style style:name="T6" style:family="text">
      <style:text-properties officeooo:rsid="00330027"/>
    </style:style>
    <style:style style:name="T7" style:family="text">
      <style:text-properties officeooo:rsid="003425c1"/>
    </style:style>
    <style:style style:name="T8" style:family="text">
      <style:text-properties officeooo:rsid="0034969e"/>
    </style:style>
    <style:style style:name="T9" style:family="text">
      <style:text-properties officeooo:rsid="00374291"/>
    </style:style>
    <style:style style:name="T10" style:family="text">
      <style:text-properties officeooo:rsid="00393b68"/>
    </style:style>
    <style:style style:name="T11" style:family="text">
      <style:text-properties officeooo:rsid="003efe8a"/>
    </style:style>
    <style:style style:name="T12" style:family="text">
      <style:text-properties officeooo:rsid="003f6746"/>
    </style:style>
    <style:style style:name="T13" style:family="text">
      <style:text-properties fo:font-size="14pt" officeooo:rsid="003efe8a" fo:background-color="#aac6a5" loext:char-shading-value="0" style:font-name-asian="PingFang SC" style:font-size-asian="14.1000003814697pt" style:font-name-complex="Arial Unicode MS" style:font-size-complex="14.1000003814697pt"/>
    </style:style>
    <style:style style:name="T14" style:family="text">
      <style:text-properties officeooo:rsid="0048a4a2"/>
    </style:style>
    <style:style style:name="T15" style:family="text">
      <style:text-properties fo:font-size="14.1000003814697pt" officeooo:rsid="001c85eb" style:font-name-asian="PingFang SC" style:font-size-asian="14.1000003814697pt" style:font-name-complex="Arial Unicode MS" style:font-size-complex="14.1000003814697pt"/>
    </style:style>
    <style:style style:name="T16" style:family="text">
      <style:text-properties fo:font-size="14.1000003814697pt" officeooo:rsid="003efe8a" style:font-name-asian="PingFang SC" style:font-size-asian="14.1000003814697pt" style:font-name-complex="Arial Unicode MS" style:font-size-complex="14.1000003814697pt"/>
    </style:style>
    <style:style style:name="T17" style:family="text">
      <style:text-properties fo:font-size="14.1000003814697pt" officeooo:rsid="00462856" style:font-name-asian="PingFang SC" style:font-size-asian="14.1000003814697pt" style:font-name-complex="Arial Unicode MS" style:font-size-complex="14.1000003814697pt"/>
    </style:style>
    <style:style style:name="T18" style:family="text">
      <style:text-properties fo:font-size="14.1000003814697pt" officeooo:rsid="0046aff5" style:font-name-asian="PingFang SC" style:font-size-asian="14.1000003814697pt" style:font-name-complex="Arial Unicode MS" style:font-size-complex="14.1000003814697pt"/>
    </style:style>
    <style:style style:name="T19" style:family="text">
      <style:text-properties fo:font-size="14.1000003814697pt" officeooo:rsid="0040b2ee" style:font-name-asian="PingFang SC" style:font-size-asian="14.1000003814697pt" style:font-name-complex="Arial Unicode MS" style:font-size-complex="14.1000003814697pt"/>
    </style:style>
    <style:style style:name="T20" style:family="text">
      <style:text-properties officeooo:rsid="00656218"/>
    </style:style>
    <style:style style:name="T21" style:family="text">
      <style:text-properties officeooo:rsid="0066b8a4"/>
    </style:style>
    <style:style style:name="T22" style:family="text">
      <style:text-properties officeooo:rsid="00677c72"/>
    </style:style>
    <style:style style:name="T23" style:family="text">
      <style:text-properties fo:color="#000000" loext:opacity="100%" officeooo:rsid="0034969e"/>
    </style:style>
    <style:style style:name="T24" style:family="text">
      <style:text-properties fo:color="#000000" loext:opacity="100%" officeooo:rsid="00677c72"/>
    </style:style>
    <style:style style:name="T25" style:family="text">
      <style:text-properties fo:color="#000000" loext:opacity="100%" officeooo:rsid="003425c1"/>
    </style:style>
    <style:style style:name="T26" style:family="text">
      <style:text-properties fo:color="#000000" loext:opacity="100%" officeooo:rsid="007442fc"/>
    </style:style>
    <style:style style:name="T27" style:family="text">
      <style:text-properties fo:color="#000000" loext:opacity="100%" officeooo:rsid="0074ff07"/>
    </style:style>
    <style:style style:name="T28" style:family="text">
      <style:text-properties fo:color="#000000" loext:opacity="100%" officeooo:rsid="00726f45"/>
    </style:style>
    <style:style style:name="T29" style:family="text">
      <style:text-properties fo:color="#000000" loext:opacity="100%" officeooo:rsid="00764d8a"/>
    </style:style>
    <style:style style:name="T30" style:family="text">
      <style:text-properties fo:color="#000000" loext:opacity="100%" style:font-name="Arial" officeooo:rsid="003efe8a"/>
    </style:style>
    <style:style style:name="T31" style:family="text">
      <style:text-properties fo:color="#000000" loext:opacity="100%" officeooo:rsid="0079b97b"/>
    </style:style>
    <style:style style:name="T32" style:family="text">
      <style:text-properties fo:color="#ede5de" loext:opacity="100%" style:font-name="Arial" officeooo:rsid="003efe8a"/>
    </style:style>
    <style:style style:name="T33" style:family="text">
      <style:text-properties officeooo:rsid="00726f45"/>
    </style:style>
    <style:style style:name="T34" style:family="text">
      <style:text-properties officeooo:rsid="007442fc"/>
    </style:style>
    <style:style style:name="T35" style:family="text">
      <style:text-properties officeooo:rsid="0074ff07"/>
    </style:style>
    <style:style style:name="T36" style:family="text">
      <style:text-properties officeooo:rsid="00764d8a"/>
    </style:style>
    <style:style style:name="T37" style:family="text">
      <style:text-properties officeooo:rsid="007855f6"/>
    </style:style>
    <style:style style:name="T38" style:family="text">
      <style:text-properties officeooo:rsid="0079b97b"/>
    </style:style>
    <style:style style:name="T39" style:family="text">
      <style:text-properties officeooo:rsid="007d903f"/>
    </style:style>
    <style:style style:name="T40" style:family="text">
      <style:text-properties style:font-name="Arial" fo:font-size="14.1000003814697pt" officeooo:rsid="008dd2eb" style:font-size-asian="14.1000003814697pt" style:font-size-complex="14.1000003814697pt"/>
    </style:style>
    <style:style style:name="T41" style:family="text">
      <style:text-properties style:font-name="Arial" officeooo:rsid="003efe8a"/>
    </style:style>
    <style:style style:name="T42" style:family="text">
      <style:text-properties style:font-name="Arial" officeooo:rsid="00462856"/>
    </style:style>
    <style:style style:name="T43" style:family="text">
      <style:text-properties style:font-name="Arial" officeooo:rsid="0046aff5"/>
    </style:style>
    <style:style style:name="T44" style:family="text">
      <style:text-properties style:font-name="Arial" fo:font-size="14pt" officeooo:rsid="003efe8a" fo:background-color="#aac6a5" loext:char-shading-value="0"/>
    </style:style>
    <style:style style:name="T45" style:family="text">
      <style:text-properties style:font-name="Arial" officeooo:rsid="0040b2ee"/>
    </style:style>
    <style:style style:name="T46" style:family="text">
      <style:text-properties style:font-name="Arial" officeooo:rsid="0097e753"/>
    </style:style>
    <style:style style:name="T47" style:family="text">
      <style:text-properties officeooo:rsid="008f4a03"/>
    </style:style>
    <style:style style:name="T48" style:family="text">
      <style:text-properties officeooo:rsid="0096d614"/>
    </style:style>
    <style:style style:name="T49" style:family="text">
      <style:text-properties officeooo:rsid="00a06ead"/>
    </style:style>
    <style:style style:name="T50" style:family="text">
      <style:text-properties officeooo:rsid="00a282fc"/>
    </style:style>
    <style:style style:name="T51" style:family="text">
      <style:text-properties officeooo:rsid="00a5ad4b"/>
    </style:style>
    <style:style style:name="T52" style:family="text">
      <style:text-properties officeooo:rsid="00a87048"/>
    </style:style>
    <style:style style:name="T53" style:family="text">
      <style:text-properties officeooo:rsid="00acfa59"/>
    </style:style>
    <style:style style:name="T54" style:family="text">
      <style:text-properties officeooo:rsid="00ade4cb"/>
    </style:style>
    <style:style style:name="T55" style:family="text">
      <style:text-properties officeooo:rsid="00af7c87"/>
    </style:style>
    <style:style style:name="T56" style:family="text">
      <style:text-properties officeooo:rsid="00c96eed"/>
    </style:style>
    <style:style style:name="T57" style:family="text">
      <style:text-properties style:font-name="Liberation Serif1" officeooo:rsid="00c96eed" style:font-name-asian="Liberation Serif1" style:font-name-complex="Liberation Serif1"/>
    </style:style>
    <style:style style:name="T58" style:family="text">
      <style:text-properties officeooo:rsid="00d099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5" fo:column-gap="0cm"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6"/>
      <text:p text:style-name="P29"/>
      <text:p text:style-name="P4">Overall Snapshot Report</text:p>
      <text:p text:style-name="P7">{d.project.name}</text:p>
      <text:p text:style-name="P8">{d.from:formatD(LL)} – {d.to:formatD(LL)}</text:p>
      <text:p text:style-name="P23"/>
      <text:p text:style-name="P24"/>
      <text:p text:style-name="P25">{bindColor(999999, hexa)=d.<text:span text:style-name="T51">heatmapProperties[i].color</text:span>}</text:p>
      <text:p text:style-name="P26">{bindColor(BF819E, hexa)=d.heatmapPartitions[i].color}</text:p>
      <text:section text:style-name="Sect1" text:name="Section1">
        <text:p text:style-name="P25"/>
      </text:section>
      <text:h text:style-name="P48" text:outline-level="1">Campaign Success Metrics</text:h>
      <text:p text:style-name="P3"/>
      <text:p text:style-name="P20"/>
      <table:table table:name="Table1" table:style-name="Table1">
        <table:table-column table:style-name="Table1.A"/>
        <table:table-column table:style-name="Table1.B"/>
        <table:table-row table:style-name="TableLine140635906445920">
          <table:table-cell table:style-name="Table1.A1" office:value-type="string">
            <text:p text:style-name="P30">Number of Apartments</text:p>
          </table:table-cell>
          <table:table-cell table:style-name="Table1.A1" office:value-type="string">
            <text:p text:style-name="P30">{d.campaignMetrics.noOfApartments}</text:p>
          </table:table-cell>
        </table:table-row>
        <table:table-row table:style-name="TableLine140637072620144">
          <table:table-cell table:style-name="Table1.A2" office:value-type="string">
            <text:p text:style-name="P8">Number of Proposals Sent</text:p>
          </table:table-cell>
          <table:table-cell table:style-name="Table1.A2" office:value-type="string">
            <text:p text:style-name="P9">{d.campaignMetrics.<text:span text:style-name="T6">proposalsSent</text:span>}</text:p>
          </table:table-cell>
        </table:table-row>
        <table:table-row table:style-name="TableLine140637073547472">
          <table:table-cell table:style-name="Table1.A1" office:value-type="string">
            <text:p text:style-name="P30"><text:span text:style-name="T6">Proposal Open</text:span> Rate</text:p>
          </table:table-cell>
          <table:table-cell table:style-name="Table1.A1" office:value-type="string">
            <text:p text:style-name="P36">{d.campaignMetrics.<text:span text:style-name="T6">proposalsOpened</text:span><text:span text:style-name="T8">Rate:round(</text:span><text:span text:style-name="T37">0</text:span><text:span text:style-name="T8">):</text:span><text:span text:style-name="T22">ifEQ(NaN):show(-)</text:span>}{d.campaignMetrics.<text:span text:style-name="T6">proposalsOpened</text:span><text:span text:style-name="T8">Rate:round(</text:span><text:span text:style-name="T37">0</text:span><text:span text:style-name="T8">):</text:span><text:span text:style-name="T22">if</text:span><text:span text:style-name="T34">NE</text:span><text:span text:style-name="T22">(NaN):show(%):</text:span><text:span text:style-name="T35">elseShow()</text:span><text:span text:style-name="T33">}</text:span></text:p>
          </table:table-cell>
        </table:table-row>
        <table:table-row table:style-name="TableLine140637073303008">
          <table:table-cell table:style-name="Table1.A2" office:value-type="string">
            <text:p text:style-name="P8">Property <text:span text:style-name="T6">Rating</text:span> Rate</text:p>
          </table:table-cell>
          <table:table-cell table:style-name="Table1.A2" office:value-type="string">
            <text:p text:style-name="P41">{d.campaignMetrics.<text:span text:style-name="T6">propertyRatingRate:</text:span><text:span text:style-name="T7">round(</text:span><text:span text:style-name="T37">0</text:span><text:span text:style-name="T7">)</text:span><text:span text:style-name="T8">:</text:span><text:span text:style-name="T22">ifEQ(NaN):show(-)</text:span><text:span text:style-name="T7">}{d.campaignMetrics.</text:span><text:span text:style-name="T36">propertyRatingRate</text:span><text:span text:style-name="T22">:</text:span><text:span text:style-name="T37">round(0)</text:span><text:span text:style-name="T8">:</text:span><text:span text:style-name="T22">if</text:span><text:span text:style-name="T34">NE</text:span><text:span text:style-name="T22">(NaN)</text:span><text:span text:style-name="T37">:</text:span><text:span text:style-name="T22">show(%):</text:span><text:span text:style-name="T35">elseShow()</text:span><text:span text:style-name="T33">}</text:span></text:p>
          </table:table-cell>
        </table:table-row>
        <table:table-row table:style-name="TableLine140637073461040">
          <table:table-cell table:style-name="Table1.A1" office:value-type="string">
            <text:p text:style-name="P30">Property Comment Rate</text:p>
          </table:table-cell>
          <table:table-cell table:style-name="Table1.A1" office:value-type="string">
            <text:p text:style-name="P43">{d.campaignMetrics.<text:span text:style-name="T6">property</text:span><text:span text:style-name="T8">Comment</text:span><text:span text:style-name="T6">Rate:</text:span><text:span text:style-name="T7">round(</text:span><text:span text:style-name="T37">0</text:span><text:span text:style-name="T7">)</text:span><text:span text:style-name="T8">:</text:span><text:span text:style-name="T22">ifEQ(NaN):show(-)</text:span><text:span text:style-name="T7">}{d.campaignMetrics.</text:span><text:span text:style-name="T6">proposalsOpened</text:span><text:span text:style-name="T8">Rate</text:span><text:span text:style-name="T22">:</text:span><text:span text:style-name="T37">r</text:span><text:soft-page-break/><text:span text:style-name="T37">ound(0)</text:span><text:span text:style-name="T8">:</text:span><text:span text:style-name="T22">if</text:span><text:span text:style-name="T34">NE</text:span><text:span text:style-name="T22">(NaN)</text:span><text:span text:style-name="T37">:</text:span><text:span text:style-name="T22">show(%):</text:span><text:span text:style-name="T35">elseShow()</text:span><text:span text:style-name="T33">}</text:span></text:p>
          </table:table-cell>
        </table:table-row>
        <table:table-row table:style-name="TableLine140637073211760">
          <table:table-cell table:style-name="Table1.A2" office:value-type="string">
            <text:p text:style-name="P8">Suitability Rate (3+ stars)</text:p>
          </table:table-cell>
          <table:table-cell table:style-name="Table1.A2" office:value-type="string">
            <text:p text:style-name="P21">{d.campaignMetrics.<text:span text:style-name="T6">suitabilityRate:</text:span><text:span text:style-name="T9">round(</text:span><text:span text:style-name="T38">0</text:span><text:span text:style-name="T9">)</text:span><text:span text:style-name="T23">:</text:span><text:span text:style-name="T24">ifEQ(NaN):show(-)</text:span><text:span text:style-name="T25">}{d.campaignMetrics.</text:span><text:span text:style-name="T29">suitabilityRate:</text:span><text:span text:style-name="T31">round(0)</text:span><text:span text:style-name="T23">:</text:span><text:span text:style-name="T24">if</text:span><text:span text:style-name="T26">NE</text:span><text:span text:style-name="T24">(NaN):show(%):</text:span><text:span text:style-name="T27">elseShow()</text:span><text:span text:style-name="T28">}</text:span></text:p>
          </table:table-cell>
        </table:table-row>
        <table:table-row table:style-name="TableLine140635904495904">
          <table:table-cell table:style-name="Table1.A1" office:value-type="string">
            <text:p text:style-name="P30">Number of Apartments Sold</text:p>
          </table:table-cell>
          <table:table-cell table:style-name="Table1.A1" office:value-type="string">
            <text:p text:style-name="P31">{d.campaignMetrics.<text:span text:style-name="T6">apartmentsSold</text:span>}</text:p>
          </table:table-cell>
        </table:table-row>
        <table:table-row table:style-name="Table1.8">
          <table:table-cell table:style-name="Table1.A2" office:value-type="string">
            <text:p text:style-name="P8">Conversion Rate</text:p>
          </table:table-cell>
          <table:table-cell table:style-name="Table1.A2" office:value-type="string">
            <text:p text:style-name="P42">{d.campaignMetrics.<text:span text:style-name="T39">conversionRate</text:span><text:span text:style-name="T6">:</text:span><text:span text:style-name="T7">round(</text:span><text:span text:style-name="T37">0</text:span><text:span text:style-name="T7">)</text:span><text:span text:style-name="T8">:</text:span><text:span text:style-name="T22">ifEQ(NaN):show(-)</text:span><text:span text:style-name="T7">}{d.campaignMetrics.</text:span><text:span text:style-name="T39">conversion</text:span><text:span text:style-name="T36">Rate</text:span><text:span text:style-name="T22">:</text:span><text:span text:style-name="T37">round(0)</text:span><text:span text:style-name="T8">:</text:span><text:span text:style-name="T22">if</text:span><text:span text:style-name="T34">NE</text:span><text:span text:style-name="T22">(NaN)</text:span><text:span text:style-name="T37">:</text:span><text:span text:style-name="T22">show(%):</text:span><text:span text:style-name="T35">elseShow()</text:span><text:span text:style-name="T33">}</text:span></text:p>
          </table:table-cell>
        </table:table-row>
      </table:table>
      <text:h text:style-name="P51" text:outline-level="1">Heatmap Interest by Unit</text:h>
      <text:p text:style-name="P5"/>
      <text:section text:style-name="Sect1" text:name="Section2">
        <table:table table:name="Table5" table:style-name="Table5">
          <table:table-column table:style-name="Table5.A"/>
          <table:table-row table:style-name="TableLine140637073044416">
            <table:table-cell table:style-name="Table5.A1" office:value-type="string">
              <text:p text:style-name="P46"><text:span text:style-name="T57">≤</text:span><text:span text:style-name="T56"> </text:span>{d.heatmapPartitions[i].upperBound} <text:span text:style-name="T56">proposals sent</text:span></text:p>
            </table:table-cell>
          </table:table-row>
        </table:table>
        <table:table table:name="Table6" table:style-name="Table6">
          <table:table-column table:style-name="Table6.A"/>
          <table:table-row table:style-name="TableLine140635905001152">
            <table:table-cell table:style-name="Table6.A1" office:value-type="string">
              <text:p text:style-name="P45"><text:span text:style-name="T57">≤</text:span> {d.heatmapPartitions[i+1].upperBound}</text:p>
            </table:table-cell>
          </table:table-row>
        </table:table>
        <text:p text:style-name="P44"/>
      </text:section>
      <text:p text:style-name="P5"/>
      <table:table table:name="Table3" table:style-name="Table3">
        <table:table-column table:style-name="Table3.A" table:number-columns-repeated="2"/>
        <table:table-column table:style-name="Table3.C" table:number-columns-repeated="2"/>
        <table:table-column table:style-name="Table3.E" table:number-columns-repeated="2"/>
        <table:table-column table:style-name="Table3.G"/>
        <table:table-row table:style-name="TableLine140637073537632">
          <table:table-cell table:style-name="Table3.A1" office:value-type="string">
            <text:p text:style-name="P22"><text:span text:style-name="Source_20_Text"><text:span text:style-name="T40">Unit Number</text:span></text:span></text:p>
          </table:table-cell>
          <table:table-cell table:style-name="Table3.A1" office:value-type="string">
            <text:p text:style-name="P17">Status</text:p>
          </table:table-cell>
          <table:table-cell table:style-name="Table3.A1" office:value-type="string">
            <text:p text:style-name="P17">Configuration</text:p>
          </table:table-cell>
          <table:table-cell table:style-name="Table3.A1" office:value-type="string">
            <text:p text:style-name="P17">No. of proposals sent</text:p>
          </table:table-cell>
          <table:table-cell table:style-name="Table3.A1" office:value-type="string">
            <text:p text:style-name="P18">Price<text:span text:style-name="T32"> </text:span><text:span text:style-name="T30">({d.project.currency_code})</text:span></text:p>
          </table:table-cell>
          <table:table-cell table:style-name="Table3.A1" office:value-type="string">
            <text:p text:style-name="P40">Size<text:span text:style-name="T41"> </text:span><text:span text:style-name="T46">(</text:span><text:span text:style-name="T41">{d.project.size_format:if</text:span><text:span text:style-name="T42">I</text:span><text:span text:style-name="T43">N</text:span><text:span text:style-name="T41">(</text:span><text:span text:style-name="T44">tsubo</text:span><text:span text:style-name="T41">):show(</text:span><text:span text:style-name="T45">tsubo</text:span><text:span text:style-name="T41">)}</text:span><text:span text:style-name="T46">)</text:span></text:p>
          </table:table-cell>
          <table:table-cell table:style-name="Table3.G1" office:value-type="string">
            <text:p text:style-name="P40">Price/<text:span text:style-name="T41">{d.project.size_format:if</text:span><text:span text:style-name="T42">I</text:span><text:span text:style-name="T43">N</text:span><text:span text:style-name="T41">(</text:span><text:span text:style-name="T44">tsubo</text:span><text:span text:style-name="T41">):show(</text:span><text:span text:style-name="T45">tsubo</text:span><text:span text:style-name="T41">)} ({d.project.currency_code})</text:span></text:p>
          </table:table-cell>
        </table:table-row>
        <table:table-row table:style-name="TableLine140635906419440">
          <table:table-cell table:style-name="Table3.A2" office:value-type="string">
            <text:p text:style-name="P13">{d.<text:span text:style-name="T47">heatmapProperties</text:span>[<text:span text:style-name="T52">unitNumber</text:span>].<text:span text:style-name="T47">unitNumber</text:span>}</text:p>
          </table:table-cell>
          <table:table-cell table:style-name="Table3.A2" office:value-type="string">
            <text:p text:style-name="P14">{d.<text:span text:style-name="T47">heatmapProperties</text:span>[<text:span text:style-name="T52">unitNumber</text:span>].<text:span text:style-name="T47">status</text:span>}</text:p>
          </table:table-cell>
          <table:table-cell table:style-name="Table3.A2" office:value-type="string">
            <text:p text:style-name="P15">{d.<text:span text:style-name="T47">heatmapProperties</text:span>[<text:span text:style-name="T52">unitNumber</text:span>].<text:span text:style-name="T47">bed</text:span>} <text:span text:style-name="T47">bed {d.heatmapProperties[</text:span><text:span text:style-name="T52">unitNumber</text:span><text:span text:style-name="T55">].</text:span><text:span text:style-name="T47">bath</text:span><text:soft-page-break/><text:span text:style-name="T47">} bath</text:span></text:p>
          </table:table-cell>
          <table:table-cell table:style-name="Table3.A2" office:value-type="string">
            <text:p text:style-name="P16">{d.<text:span text:style-name="T47">heatmapProperties</text:span>[<text:span text:style-name="T52">unitNumber</text:span>].<text:span text:style-name="T53">proposa</text:span><text:span text:style-name="T54">l</text:span><text:span text:style-name="T53">sSent}</text:span></text:p>
          </table:table-cell>
          <table:table-cell table:style-name="Table3.A2" office:value-type="string">
            <text:p text:style-name="P15">{d.<text:span text:style-name="T47">heatmapProperties</text:span>[<text:span text:style-name="T52">unitNumber</text:span>].<text:span text:style-name="T47">price</text:span>}</text:p>
          </table:table-cell>
          <table:table-cell table:style-name="Table3.A2" office:value-type="string">
            <text:p text:style-name="P15">{d.<text:span text:style-name="T47">heatmapProperties</text:span>[<text:span text:style-name="T52">unitNumber</text:span>].<text:span text:style-name="T47">size</text:span>}</text:p>
          </table:table-cell>
          <table:table-cell table:style-name="Table3.G2" office:value-type="string">
            <text:p text:style-name="P15">{d.<text:span text:style-name="T47">heatmapProperties</text:span>[<text:span text:style-name="T52">unitNumber</text:span>].<text:span text:style-name="T47">averagePricePerSize:</text:span><text:span text:style-name="T48">round(0)</text:span>}</text:p>
          </table:table-cell>
        </table:table-row>
        <table:table-row table:style-name="TableLine140635906448880">
          <table:table-cell table:style-name="Table3.A3" office:value-type="string">
            <text:p text:style-name="P13">{d.<text:span text:style-name="T49">heatmapProperties</text:span>[<text:span text:style-name="T52">unitNumber</text:span><text:span text:style-name="T50">+</text:span><text:span text:style-name="T47">1</text:span>].<text:span text:style-name="T47">unitNumber</text:span>}</text:p>
          </table:table-cell>
          <table:table-cell table:style-name="Table3.A3" office:value-type="string">
            <text:p text:style-name="P14"/>
          </table:table-cell>
          <table:table-cell table:style-name="Table3.A3" office:value-type="string">
            <text:p text:style-name="P14"/>
          </table:table-cell>
          <table:table-cell table:style-name="Table3.A3" office:value-type="string">
            <text:p text:style-name="P14"/>
          </table:table-cell>
          <table:table-cell table:style-name="Table3.A3" office:value-type="string">
            <text:p text:style-name="P14"/>
          </table:table-cell>
          <table:table-cell table:style-name="Table3.A3" office:value-type="string">
            <text:p text:style-name="P14"/>
          </table:table-cell>
          <table:table-cell table:style-name="Table3.G3" office:value-type="string">
            <text:p text:style-name="P14"/>
          </table:table-cell>
        </table:table-row>
      </table:table>
      <text:h text:style-name="P49" text:outline-level="1"/>
      <text:h text:style-name="P50" text:outline-level="1"><text:span text:style-name="T3">Status </text:span><text:span text:style-name="T4">of Sale</text:span></text:h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G"/>
        <table:table-row table:style-name="Table2.1"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3">N<text:span text:style-name="T14">umber of Units</text:span></text:p>
          </table:table-cell>
          <table:table-cell table:style-name="Table2.A1" office:value-type="string">
            <text:p text:style-name="P33"><text:span text:style-name="T14">Total </text:span>Value <text:span text:style-name="T12">({d.project.currency_code})</text:span></text:p>
          </table:table-cell>
          <table:table-cell table:style-name="Table2.A1" office:value-type="string">
            <text:p text:style-name="P33">Average Price <text:span text:style-name="T11">({d.project.currency_code})</text:span></text:p>
          </table:table-cell>
          <table:table-cell table:style-name="Table2.A1" office:value-type="string">
            <text:p text:style-name="P33">Average <text:span text:style-name="T11">{d.project.size_format}</text:span></text:p>
          </table:table-cell>
          <table:table-cell table:style-name="Table2.A1" office:value-type="string">
            <text:p text:style-name="P35"><text:span text:style-name="T15">Average Price/</text:span><text:span text:style-name="T16">{d.project.size_format:if</text:span><text:span text:style-name="T17">I</text:span><text:span text:style-name="T18">N</text:span><text:span text:style-name="T16">(</text:span><text:span text:style-name="T13">tsubo</text:span><text:span text:style-name="T16">):show(</text:span><text:span text:style-name="T19">tsubo</text:span><text:span text:style-name="T16">)} ({d.project.currency_code})</text:span></text:p>
          </table:table-cell>
          <table:table-cell table:style-name="Table2.G1" office:value-type="string">
            <text:p text:style-name="P33">% of Total</text:p>
          </table:table-cell>
        </table:table-row>
        <table:table-row table:style-name="Table2.1">
          <table:table-cell table:style-name="Table2.A2" office:value-type="string">
            <text:p text:style-name="P32">Available</text:p>
          </table:table-cell>
          <table:table-cell table:style-name="Table2.B2" office:value-type="string">
            <text:p text:style-name="P11">{d.saleStatus.AVAILABLE.no:<text:span text:style-name="T2">ifEqual(0, -)</text:span>}</text:p>
          </table:table-cell>
          <table:table-cell table:style-name="Table2.B2" office:value-type="string">
            <text:p text:style-name="P11">{d.saleStatus.AVAILABLE.value:<text:span text:style-name="T2">ifEqual(0, -)</text:span>}</text:p>
          </table:table-cell>
          <table:table-cell table:style-name="Table2.B2" office:value-type="string">
            <text:p text:style-name="P11">{d.saleStatus.AVAILABLE.averagePrice:<text:span text:style-name="T2">ifEqual(0, -)</text:span>} </text:p>
          </table:table-cell>
          <table:table-cell table:style-name="Table2.B2" office:value-type="string">
            <text:p text:style-name="P11">{d.saleStatus.AVAILABLE.<text:span text:style-name="T1">averageSqm</text:span>:<text:span text:style-name="T2">ifEqual(0, -)</text:span>}</text:p>
          </table:table-cell>
          <table:table-cell table:style-name="Table2.B2" office:value-type="string">
            <text:p text:style-name="P11">{d.saleStatus.AVAILABLE.averagePricePerSqm:<text:span text:style-name="T5">round(</text:span><text:span text:style-name="T20">0</text:span><text:span text:style-name="T5">)</text:span>:<text:span text:style-name="T2">ifEqual(0, -)</text:span>}</text:p>
          </table:table-cell>
          <table:table-cell table:style-name="Table2.G2" office:value-type="string">
            <text:p text:style-name="P11">{d.saleStatus.AVAILABLE.percentageOfTotal:<text:span text:style-name="T58">round(0):</text:span><text:span text:style-name="T2">ifEqual(0, -)</text:span>}</text:p>
          </table:table-cell>
        </table:table-row>
        <table:table-row table:style-name="Table2.1">
          <table:table-cell table:style-name="Table2.A2" office:value-type="string">
            <text:p text:style-name="P32">Held</text:p>
          </table:table-cell>
          <table:table-cell table:style-name="Table2.B2" office:value-type="string">
            <text:p text:style-name="P11">{d.saleStatus.<text:span text:style-name="T1">HELD</text:span>.no:<text:span text:style-name="T2">ifEqual(0, -)</text:span>}</text:p>
          </table:table-cell>
          <table:table-cell table:style-name="Table2.B2" office:value-type="string">
            <text:p text:style-name="P11">{d.saleStatus.<text:span text:style-name="T1">HELD</text:span>.value:<text:span text:style-name="T2">ifEqual(0, -)</text:span>}</text:p>
          </table:table-cell>
          <table:table-cell table:style-name="Table2.B2" office:value-type="string">
            <text:p text:style-name="P11">{d.saleStatus.<text:span text:style-name="T1">HELD</text:span>.averagePrice:<text:span text:style-name="T2">ifEqual(0, -)</text:span>}</text:p>
          </table:table-cell>
          <table:table-cell table:style-name="Table2.B2" office:value-type="string">
            <text:p text:style-name="P11">{d.saleStatus.<text:span text:style-name="T1">HELD</text:span>.<text:span text:style-name="T1">averageSqm</text:span>:<text:span text:style-name="T2">ifEqual(0, -)</text:span>}</text:p>
          </table:table-cell>
          <table:table-cell table:style-name="Table2.B2" office:value-type="string">
            <text:p text:style-name="P10">{d.saleStatus.<text:span text:style-name="T1">HELD</text:span>.averagePricePerSqm:<text:span text:style-name="T5">round(</text:span><text:span text:style-name="T21">0</text:span><text:span text:style-name="T5">)</text:span>:<text:span text:style-name="T2">ifEqual(0, -)</text:span>}</text:p>
          </table:table-cell>
          <table:table-cell table:style-name="Table2.G2" office:value-type="string">
            <text:p text:style-name="P53">{d.saleStatus.<text:span text:style-name="T1">HELD</text:span>.percentageOfTotal:<text:span text:style-name="T58">round(0)</text:span>:<text:span text:style-name="T2">ifEqual(0, -)</text:span>}</text:p>
          </table:table-cell>
        </table:table-row>
        <table:table-row table:style-name="Table2.1">
          <table:table-cell table:style-name="Table2.A2" office:value-type="string">
            <text:p text:style-name="P32">Reserved</text:p>
          </table:table-cell>
          <table:table-cell table:style-name="Table2.B2" office:value-type="string">
            <text:p text:style-name="P11">{d.saleStatus.<text:span text:style-name="T1">RESERVED</text:span>.no:<text:span text:style-name="T2">ifEqual(0, -)</text:span>}</text:p>
          </table:table-cell>
          <table:table-cell table:style-name="Table2.B2" office:value-type="string">
            <text:p text:style-name="P11">{d.saleStatus.<text:span text:style-name="T1">RESERVED</text:span>.value:<text:span text:style-name="T2">ifEqual(0, -)</text:span>}</text:p>
          </table:table-cell>
          <table:table-cell table:style-name="Table2.B2" office:value-type="string">
            <text:p text:style-name="P11">{d.saleStatus.<text:span text:style-name="T1">RESERVED</text:span>.averagePrice:<text:span text:style-name="T2">ifEqual(0, -)</text:span>}</text:p>
          </table:table-cell>
          <table:table-cell table:style-name="Table2.B2" office:value-type="string">
            <text:p text:style-name="P11">{d.saleStatus.<text:span text:style-name="T1">RESERVED</text:span>.<text:span text:style-name="T1">averageSqm</text:span>:<text:span text:style-name="T2">ifEqual(0, -)</text:span>}</text:p>
          </table:table-cell>
          <table:table-cell table:style-name="Table2.B2" office:value-type="string">
            <text:p text:style-name="P10">{d.saleStatus.<text:span text:style-name="T1">RESERVED</text:span>.averagePricePerSqm:<text:span text:style-name="T5">round(</text:span><text:span text:style-name="T21">0</text:span><text:span text:style-name="T5">)</text:span>:<text:span text:style-name="T2">ifEq</text:span><text:soft-page-break/><text:span text:style-name="T2">ual(0, -)</text:span>}</text:p>
          </table:table-cell>
          <table:table-cell table:style-name="Table2.G2" office:value-type="string">
            <text:p text:style-name="P53">{d.saleStatus.<text:span text:style-name="T1">RESERVED</text:span>.percentageOfTotal:<text:span text:style-name="T58">round(0)</text:span>:<text:span text:style-name="T2">ifEqual</text:span><text:soft-page-break/><text:span text:style-name="T2">(0, -)</text:span>}</text:p>
          </table:table-cell>
        </table:table-row>
        <table:table-row table:style-name="Table2.1">
          <table:table-cell table:style-name="Table2.A2" office:value-type="string">
            <text:p text:style-name="P32">Contracts -</text:p>
            <text:p text:style-name="P32">Conditional</text:p>
          </table:table-cell>
          <table:table-cell table:style-name="Table2.B2" office:value-type="string">
            <text:p text:style-name="P12">{d.saleStatus.CONTRACTS_CONDITIONAL.no:<text:span text:style-name="T2">ifEqual(0, -)</text:span>}</text:p>
          </table:table-cell>
          <table:table-cell table:style-name="Table2.B2" office:value-type="string">
            <text:p text:style-name="P11">{d.saleStatus.CONTRACTS_CONDITIONAL.value:<text:span text:style-name="T2">ifEqual(0, -)</text:span>}</text:p>
          </table:table-cell>
          <table:table-cell table:style-name="Table2.B2" office:value-type="string">
            <text:p text:style-name="P11">{d.saleStatus.CONTRACTS_CONDITIONAL.averagePrice:<text:span text:style-name="T2">ifEqual(0, -)</text:span>}</text:p>
          </table:table-cell>
          <table:table-cell table:style-name="Table2.B2" office:value-type="string">
            <text:p text:style-name="P11">{d.saleStatus.CONTRACTS_CONDITIONAL.<text:span text:style-name="T1">averageSqm</text:span>:<text:span text:style-name="T2">ifEqual(0, -)</text:span>}</text:p>
          </table:table-cell>
          <table:table-cell table:style-name="Table2.B2" office:value-type="string">
            <text:p text:style-name="P10">{d.saleStatus.CONTRACTS_CONDITIONAL.averagePricePerSqm:<text:span text:style-name="T5">round(</text:span><text:span text:style-name="T21">0</text:span><text:span text:style-name="T5">)</text:span>:<text:span text:style-name="T2">ifEqual(0, -)</text:span>}</text:p>
          </table:table-cell>
          <table:table-cell table:style-name="Table2.G2" office:value-type="string">
            <text:p text:style-name="P53">{d.saleStatus.CONTRACTS_CONDITIONAL.percentageOfTotal:<text:span text:style-name="T58">round(0)</text:span>:<text:span text:style-name="T2">ifEqual(0, -)</text:span>}</text:p>
          </table:table-cell>
        </table:table-row>
        <table:table-row table:style-name="Table2.1">
          <table:table-cell table:style-name="Table2.A2" office:value-type="string">
            <text:p text:style-name="P32">Contracts -</text:p>
            <text:p text:style-name="P32">Unconditional</text:p>
          </table:table-cell>
          <table:table-cell table:style-name="Table2.B2" office:value-type="string">
            <text:p text:style-name="P11">{d.saleStatus.CONTRACTS_UNCONDITIONAL.no:<text:span text:style-name="T2">ifEqual(0, -)</text:span>}</text:p>
          </table:table-cell>
          <table:table-cell table:style-name="Table2.B2" office:value-type="string">
            <text:p text:style-name="P11">{d.saleStatus.CONTRACTS_UNCONDITIONAL.value:<text:span text:style-name="T2">ifEqual(0, -)</text:span>}</text:p>
          </table:table-cell>
          <table:table-cell table:style-name="Table2.B2" office:value-type="string">
            <text:p text:style-name="P11">{d.saleStatus.CONTRACTS_UNCONDITIONAL.averagePrice:<text:span text:style-name="T2">ifEqual(0, -)</text:span>}</text:p>
          </table:table-cell>
          <table:table-cell table:style-name="Table2.B2" office:value-type="string">
            <text:p text:style-name="P11">{d.saleStatus.CONTRACTS_UNCONDITIONAL.<text:span text:style-name="T1">averageSqm</text:span>:<text:span text:style-name="T2">ifEqual(0, -)</text:span>}</text:p>
          </table:table-cell>
          <table:table-cell table:style-name="Table2.B2" office:value-type="string">
            <text:p text:style-name="P10">{d.saleStatus.CONTRACTS_UNCONDITIONAL.averagePricePerSqm:<text:span text:style-name="T5">round(</text:span><text:span text:style-name="T21">0</text:span><text:span text:style-name="T5">)</text:span>:<text:span text:style-name="T2">ifEqual(0, -)</text:span>}</text:p>
          </table:table-cell>
          <table:table-cell table:style-name="Table2.G2" office:value-type="string">
            <text:p text:style-name="P53">{d.saleStatus.CONTRACTS_UNCONDITIONAL.percentageOfTotal:<text:span text:style-name="T58">round(0)</text:span>:<text:span text:style-name="T2">ifEqual(0, -)</text:span>}</text:p>
          </table:table-cell>
        </table:table-row>
        <table:table-row table:style-name="Table2.1">
          <table:table-cell table:style-name="Table2.A2" office:value-type="string">
            <text:p text:style-name="P32">Contracts-Unconditional and Full Deposit Received</text:p>
          </table:table-cell>
          <table:table-cell table:style-name="Table2.B2" office:value-type="string">
            <text:p text:style-name="P11">{d.saleStatus.CONTRACTS_UNCONDITIONAL_AND_DEPOSIT_RECEIVED.no:<text:span text:style-name="T2">ifEqual(0, -)</text:span>}</text:p>
          </table:table-cell>
          <table:table-cell table:style-name="Table2.B2" office:value-type="string">
            <text:p text:style-name="P11">{d.saleStatus.CONTRACTS_UNCONDITIONAL_AND_DEPOSIT_RECEIVED.value:<text:span text:style-name="T2">ifEqual(0, -)</text:span>}</text:p>
          </table:table-cell>
          <table:table-cell table:style-name="Table2.B2" office:value-type="string">
            <text:p text:style-name="P11">{d.saleStatus.CONTRACTS_UNCONDITIONAL_AND_DEPOSIT_RECEIVED.averagePrice:<text:span text:style-name="T2">ifEqual(0, -)</text:span>}</text:p>
          </table:table-cell>
          <table:table-cell table:style-name="Table2.B2" office:value-type="string">
            <text:p text:style-name="P11">{d.saleStatus.CONTRACTS_UNCONDITIONAL_AND_DEPOSIT_RECEIVED.<text:span text:style-name="T1">averageSqm</text:span>:<text:span text:style-name="T2">ifEqual(0, -)</text:span>}</text:p>
          </table:table-cell>
          <table:table-cell table:style-name="Table2.B2" office:value-type="string">
            <text:p text:style-name="P10">{d.saleStatus.CONTRACTS_UNCONDITIONAL_AND_DEPOSIT_RECEIVED.averagePricePerSqm:<text:span text:style-name="T5">round(</text:span><text:span text:style-name="T21">0</text:span><text:span text:style-name="T5">)</text:span>:<text:span text:style-name="T2">ifEqual(0, -)</text:span>}</text:p>
          </table:table-cell>
          <table:table-cell table:style-name="Table2.G2" office:value-type="string">
            <text:p text:style-name="P53">{d.saleStatus.CONTRACTS_UNCONDITIONAL_AND_DEPOSIT_RECEIVED.percentageOfTotal:<text:span text:style-name="T58">round(0)</text:span>:<text:span text:style-name="T2">ifEqual(0, -)</text:span>}</text:p>
          </table:table-cell>
        </table:table-row>
        <table:table-row table:style-name="Table2.1">
          <table:table-cell table:style-name="Table2.A2" office:value-type="string">
            <text:p text:style-name="P32">Settlement</text:p>
          </table:table-cell>
          <table:table-cell table:style-name="Table2.B2" office:value-type="string">
            <text:p text:style-name="P11">{d.saleStatus.SETTLED<text:soft-page-break/>.no:<text:span text:style-name="T2">ifEqual(0, -)</text:span>}</text:p>
          </table:table-cell>
          <table:table-cell table:style-name="Table2.B2" office:value-type="string">
            <text:p text:style-name="P11">{d.saleStatus.SETTLED.value:<text:soft-page-break/><text:span text:style-name="T2">ifEqual(0, -)</text:span>}</text:p>
          </table:table-cell>
          <table:table-cell table:style-name="Table2.B2" office:value-type="string">
            <text:p text:style-name="P11">{d.saleStatus.SETTLED.avera<text:soft-page-break/>gePrice:<text:span text:style-name="T2">ifEqual(0, -)</text:span>}</text:p>
          </table:table-cell>
          <table:table-cell table:style-name="Table2.B2" office:value-type="string">
            <text:p text:style-name="P11">{d.saleStatus.SETTLED.<text:span text:style-name="T1">avera</text:span><text:soft-page-break/><text:span text:style-name="T1">geSqm</text:span>:<text:span text:style-name="T2">ifEqual(0, -)</text:span>}</text:p>
          </table:table-cell>
          <table:table-cell table:style-name="Table2.B2" office:value-type="string">
            <text:p text:style-name="P10">{d.saleStatus.SETTLED.avera<text:soft-page-break/>gePricePerSqm:<text:span text:style-name="T5">round(</text:span><text:span text:style-name="T21">0</text:span><text:span text:style-name="T5">)</text:span>:<text:span text:style-name="T2">ifEqual(0, -)</text:span>}</text:p>
          </table:table-cell>
          <table:table-cell table:style-name="Table2.G2" office:value-type="string">
            <text:p text:style-name="P53">{d.saleStatus.SETTLED.perce<text:soft-page-break/>ntageOfTotal:<text:span text:style-name="T58">round(0)</text:span>:<text:span text:style-name="T2">ifEqual(0, -)</text:span>}</text:p>
          </table:table-cell>
        </table:table-row>
        <table:table-row table:style-name="Table2.1">
          <table:table-cell table:style-name="Table2.A2" office:value-type="string">
            <text:p text:style-name="P32">Handover</text:p>
          </table:table-cell>
          <table:table-cell table:style-name="Table2.B2" office:value-type="string">
            <text:p text:style-name="P11">{d.saleStatus.HANDOVER_COMPLETED.no:<text:span text:style-name="T2">ifEqual(0, -)</text:span>}</text:p>
          </table:table-cell>
          <table:table-cell table:style-name="Table2.B2" office:value-type="string">
            <text:p text:style-name="P11">{d.saleStatus.HANDOVER_COMPLETED.value:<text:span text:style-name="T2">ifEqual(0, -)</text:span>}</text:p>
          </table:table-cell>
          <table:table-cell table:style-name="Table2.B2" office:value-type="string">
            <text:p text:style-name="P11">{d.saleStatus.HANDOVER_COMPLETED.averagePrice:<text:span text:style-name="T2">ifEqual(0, -)</text:span>}</text:p>
          </table:table-cell>
          <table:table-cell table:style-name="Table2.B2" office:value-type="string">
            <text:p text:style-name="P11">{d.saleStatus.HANDOVER_COMPLETED.<text:span text:style-name="T1">averageSqm</text:span>:<text:span text:style-name="T2">ifEqual(0, -)</text:span>}</text:p>
          </table:table-cell>
          <table:table-cell table:style-name="Table2.B2" office:value-type="string">
            <text:p text:style-name="P10">{d.saleStatus.HANDOVER_COMPLETED.averagePricePerSqm:<text:span text:style-name="T5">round(</text:span><text:span text:style-name="T21">0</text:span><text:span text:style-name="T5">)</text:span>:<text:span text:style-name="T2">ifEqual(0, -)</text:span>}</text:p>
          </table:table-cell>
          <table:table-cell table:style-name="Table2.G2" office:value-type="string">
            <text:p text:style-name="P53">{d.saleStatus.HANDOVER_COMPLETED.percentageOfTotal:<text:span text:style-name="T58">round(0)</text:span>:<text:span text:style-name="T2">ifEqual(0, -)</text:span>}</text:p>
          </table:table-cell>
        </table:table-row>
        <table:table-row table:style-name="Table2.1">
          <table:table-cell table:style-name="Table2.A10" office:value-type="string">
            <text:p text:style-name="P38">Total</text:p>
          </table:table-cell>
          <table:table-cell table:style-name="Table2.A10" office:value-type="string">
            <text:p text:style-name="P37">{d.saleStatus.<text:span text:style-name="T10">TOTAL</text:span>.no:<text:span text:style-name="T2">ifEqual(0, -)</text:span>}</text:p>
          </table:table-cell>
          <table:table-cell table:style-name="Table2.A10" office:value-type="string">
            <text:p text:style-name="P37">{d.saleStatus.<text:span text:style-name="T10">TOTAL.value</text:span>:<text:span text:style-name="T2">ifEqual(0, -)</text:span>}</text:p>
          </table:table-cell>
          <table:table-cell table:style-name="Table2.A10" office:value-type="string">
            <text:p text:style-name="P39"/>
          </table:table-cell>
          <table:table-cell table:style-name="Table2.A10" office:value-type="string">
            <text:p text:style-name="P39"/>
          </table:table-cell>
          <table:table-cell table:style-name="Table2.A10" office:value-type="string">
            <text:p text:style-name="P39"/>
          </table:table-cell>
          <table:table-cell table:style-name="Table2.G10" office:value-type="string">
            <text:p text:style-name="P39"/>
          </table:table-cell>
        </table:table-row>
      </table:table>
      <text:h text:style-name="P52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f6acd" officeooo:paragraph-rsid="001f6acd"/>
    </style:style>
    <style:style style:name="MP2" style:family="paragraph" style:parent-style-name="Footer">
      <style:text-properties officeooo:paragraph-rsid="006bc13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#ede5d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ede5de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fo:background-color="#ede5d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ede5de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.4cm" fo:margin-left="0cm" fo:margin-right="0cm" fo:margin-top="0.3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ede5de" draw:opacity="100%"/>
    </style:style>
  </office:automatic-styles>
  <office:master-styles>
    <style:master-page style:name="Standard" style:page-layout-name="Mpm1" draw:style-name="Mdp1" style:next-style-name="Landscape">
      <style:footer>
        <text:p text:style-name="Footer"><draw:frame draw:style-name="Mfr1" draw:name="Image1" text:anchor-type="char" svg:x="22.13cm" svg:y="0.06cm" svg:width="3.784cm" svg:height="1.455cm" draw:z-index="7"><draw:image xlink:href="Pictures/100000010000016C0000008C8B8AF7D062113676.png" xlink:type="simple" xlink:show="embed" xlink:actuate="onLoad" draw:mime-type="image/png"/></draw:frame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2"><draw:frame draw:style-name="Mfr1" draw:name="Image3" text:anchor-type="char" svg:x="22.13cm" svg:y="0.06cm" svg:width="3.784cm" svg:height="1.455cm" draw:z-index="6"><draw:image xlink:href="Pictures/100000010000016C0000008C8B8AF7D062113676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04T18:55:08.880233132</meta:creation-date>
    <dc:date>2022-01-09T20:47:16.688023466</dc:date>
    <meta:editing-duration>P1DT23H57M9S</meta:editing-duration>
    <meta:editing-cycles>191</meta:editing-cycles>
    <meta:generator>LibreOffice/7.2.4.1$MacOSX_X86_64 LibreOffice_project/27d75539669ac387bb498e35313b970b7fe9c4f9</meta:generator>
    <meta:document-statistic meta:table-count="5" meta:image-count="2" meta:object-count="0" meta:page-count="8" meta:paragraph-count="108" meta:word-count="219" meta:character-count="5269" meta:non-whitespace-character-count="5156"/>
  </office:meta>
</office:document-meta>
</file>